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style:font-size-asian="10pt" style:font-size-complex="10pt"/>
    </style:style>
    <style:style style:name="P2" style:family="paragraph" style:parent-style-name="Standard" style:list-style-name="L1">
      <style:text-properties style:font-name="Consolas" fo:font-size="10pt" style:font-size-asian="10pt" style:font-size-complex="10pt"/>
    </style:style>
    <style:style style:name="P3" style:family="paragraph" style:parent-style-name="Standard" style:list-style-name="L1">
      <style:text-properties fo:color="#9966cc" style:font-name="Consolas"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text:list-style style:name="L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0 prototype</text:p>
      <text:list xml:id="list27381824" text:style-name="L1">
        <text:list-item>
          <text:p text:style-name="P2">Screen[name:<text:span text:style-name="T1">Home</text:span>][access:(public)(private)][show-above-tier:1]</text:p>
        </text:list-item>
        <text:list-item>
          <text:p text:style-name="P2">[definition: Manage System Prototypes, including requirements]</text:p>
        </text:list-item>
        <text:list-item>
          <text:p text:style-name="P3">Non-Functional-Requirement [status:][name:Project][description: Organize systems by project.]</text:p>
        </text:list-item>
        <text:list-item>
          <text:p text:style-name="P3">Functional-Requirement [status:][name:Project Create][description: Provide a method to create a new Project.]</text:p>
        </text:list-item>
        <text:list-item>
          <text:p text:style-name="P3">Functional-Requirement [status:][name:Project Show <text:s/>][description: Provide a method to display a single project.]</text:p>
        </text:list-item>
        <text:list-item>
          <text:p text:style-name="P3">Functional-Requirement [status:][name:Screens Layout][description: Provide a method to create a master page that contains all components for all actors.]</text:p>
        </text:list-item>
        <text:list-item>
          <text:p text:style-name="P3">Functional-Requirement [status:][name:Screens Component Config][description: Provide a method to configure components.]</text:p>
        </text:list-item>
        <text:list-item>
          <text:p text:style-name="P3">Functional-Requirement [status:][name:Screens Component Config Permissions][description: Provide a method to configure component Permissions.]</text:p>
        </text:list-item>
        <text:list-item>
          <text:p text:style-name="P3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Consolas" svg:font-family="Consolas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17in" fo:page-height="11in" style:num-format="1" style:print-orientation="landscape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41M29S</meta:editing-duration>
    <meta:editing-cycles>9</meta:editing-cycles>
    <meta:generator>OpenOffice.org/3.3$Win32 OpenOffice.org_project/330m20$Build-9567</meta:generator>
    <dc:date>2012-01-11T07:35:30.10</dc:date>
    <dc:creator>James Wilfong</dc:creator>
    <meta:document-statistic meta:table-count="0" meta:image-count="0" meta:object-count="0" meta:page-count="1" meta:paragraph-count="9" meta:word-count="85" meta:character-count="885"/>
    <meta:user-defined meta:name="Info 1"/>
    <meta:user-defined meta:name="Info 2"/>
    <meta:user-defined meta:name="Info 3"/>
    <meta:user-defined meta:name="Info 4"/>
  </office:meta>
</office:document-meta>
</file>